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margin-left="0cm" fo:text-indent="0cm" style:auto-text-indent="false"/>
    </style:style>
    <style:style style:name="P3" style:family="paragraph" style:parent-style-name="normal">
      <style:paragraph-properties fo:margin-left="0cm" fo:line-height="150%" fo:text-indent="0cm" style:auto-text-indent="false"/>
    </style:style>
    <style:style style:name="P4" style:family="paragraph" style:parent-style-name="normal" style:master-page-name="Standard">
      <style:paragraph-properties fo:text-align="center" style:justify-single-word="false" style:page-number="1"/>
      <style:text-properties officeooo:rsid="000ad467" officeooo:paragraph-rsid="000ad467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text-properties fo:font-size="13pt" style:font-size-asian="13pt" style:font-size-complex="13pt"/>
    </style:style>
    <style:style style:name="P7" style:family="paragraph" style:parent-style-name="normal">
      <style:paragraph-properties fo:line-height="115%"/>
    </style:style>
    <style:style style:name="P8" style:family="paragraph" style:parent-style-name="normal" style:list-style-name="WWNum1">
      <style:paragraph-properties fo:margin-left="1.27cm" fo:text-indent="-0.635cm" style:auto-text-indent="false"/>
      <style:text-properties officeooo:paragraph-rsid="000c753d"/>
    </style:style>
    <style:style style:name="P9" style:family="paragraph" style:parent-style-name="normal">
      <style:paragraph-properties fo:margin-left="0cm" fo:text-indent="0cm" style:auto-text-indent="false"/>
    </style:style>
    <style:style style:name="P10" style:family="paragraph" style:parent-style-name="normal" style:list-style-name="WWNum2">
      <style:paragraph-properties fo:margin-left="1.27cm" fo:line-height="150%" fo:text-indent="-0.635cm" style:auto-text-indent="false"/>
    </style:style>
    <style:style style:name="P11" style:family="paragraph" style:parent-style-name="normal">
      <style:text-properties officeooo:rsid="000c753d" officeooo:paragraph-rsid="000c753d"/>
    </style:style>
    <style:style style:name="P12" style:family="paragraph" style:parent-style-name="normal">
      <style:paragraph-properties fo:margin-left="0cm" fo:text-indent="0cm" style:auto-text-indent="false"/>
      <style:text-properties officeooo:rsid="000c753d" officeooo:paragraph-rsid="000c753d"/>
    </style:style>
    <style:style style:name="P13" style:family="paragraph" style:parent-style-name="normal" style:list-style-name="WWNum1">
      <style:paragraph-properties fo:margin-left="1.27cm" fo:text-indent="-0.635cm" style:auto-text-indent="false"/>
      <style:text-properties officeooo:rsid="000c753d" officeooo:paragraph-rsid="000c753d"/>
    </style:style>
    <style:style style:name="P14" style:family="paragraph" style:parent-style-name="normal">
      <style:paragraph-properties fo:margin-left="0cm" fo:text-indent="0cm" style:auto-text-indent="false"/>
      <style:text-properties officeooo:paragraph-rsid="000c753d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ad467" style:font-weight-asian="bold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fo:color="#38761d" loext:opacity="100%" fo:font-size="12pt" fo:font-weight="bold" style:font-size-asian="12pt" style:font-weight-asian="bold" style:font-size-complex="12pt"/>
    </style:style>
    <style:style style:name="T7" style:family="text">
      <style:text-properties style:text-underline-style="none"/>
    </style:style>
    <style:style style:name="T8" style:family="text">
      <style:text-properties officeooo:rsid="000c753d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from-top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Yago Rafael Oliveira</text:span></text:p>
      <text:p text:style-name="P5" loext:marker-style-name="T3"><text:span text:style-name="T3">(</text:span><text:span text:style-name="T4">+55</text:span><text:span text:style-name="T3">) </text:span><text:span text:style-name="T4">44 99739-3972</text:span></text:p>
      <text:p text:style-name="normal" loext:marker-style-name="T1"><draw:rect text:anchor-type="as-char" svg:y="-0.108cm" style:rel-width="100%" draw:z-index="0" draw:name="Forma1" draw:style-name="gr1" draw:text-style-name="P15" svg:width="16.511cm" svg:height="0.054cm"><text:p/></draw:rect></text:p>
      <text:p text:style-name="P6" loext:marker-style-name="T2"/>
      <text:p text:style-name="P1" loext:marker-style-name="T5"><text:span text:style-name="T5">OBJETIVO</text:span><text:span text:style-name="T5"/></text:p>
      <text:p text:style-name="P1">Meu objetivo profissional é me tornar um professor comprometido e dedicado, capaz de inspirar e motivar meus alunos a alcançarem seu máximo potencial acadêmico e pessoal. Busco criar um ambiente de aprendizagem estimulante e inclusivo, onde cada aluno se sinta valorizado e encorajado a participar ativamente das aulas. Além disso, pretendo me atualizar constantemente, buscando novas metodologias e recursos educacionais para tornar minhas aulas mais dinâmicas e eficazes. Como professor, meu objetivo é contribuir para o desenvolvimento intelectual e social dos meus alunos, preparando-os para enfrentar os desafios do mundo moderno e ajudando-os a se tornarem cidadãos responsáveis e críticos.</text:p>
      <text:p text:style-name="P1"/>
      <text:p text:style-name="normal"/>
      <text:p text:style-name="normal" loext:marker-style-name="T5"><text:span text:style-name="T5">FORMAÇÃO ACADÊMICA</text:span><text:span text:style-name="T5"/></text:p>
      <text:p text:style-name="P11">Colégio Estadual Integral Dom Pedro I -Cursando Primeiro Ano Técnico</text:p>
      <text:p text:style-name="normal"/>
      <text:p text:style-name="normal"/>
      <text:p text:style-name="normal" loext:marker-style-name="T6"><text:span text:style-name="T5">PROJETOS </text:span></text:p>
      <text:p text:style-name="P11">Matemática Divertida</text:p>
      <text:p text:style-name="normal">Descrição: Neste projeto, o professor de matemática básica irá desenvolver atividades lúdicas e divertidas para ensinar conceitos matemáticos aos alunos. O objetivo é tornar a matemática mais acessível e prazerosa, aumentando o interesse e a participação dos estudantes</text:p>
      <text:p text:style-name="normal"/>
      <text:p text:style-name="P11">Matemática na Prática</text:p>
      <text:p text:style-name="normal">Descrição: Neste projeto, o professor de matemática básica irá promover a aplicação dos conceitos matemáticos no cotidiano dos alunos, por meio de atividades práticas e situações reais. O objetivo é mostrar a relevância da matemática no dia a dia, incentivando a sua utilização e compreensão.</text:p>
      <text:p text:style-name="normal"/>
      <text:p text:style-name="normal">https://github.com/Yago44</text:p>
      <text:p text:style-name="normal"/>
      <text:p text:style-name="normal" loext:marker-style-name="T6"><text:span text:style-name="T5">TECNOLOGIAS</text:span></text:p>
      <text:list text:style-name="WWNum1">
        <text:list-item>
          <text:p text:style-name="P13" loext:marker-style-name="T7">Informática<text:tab/></text:p>
        </text:list-item>
        <text:list-item>
          <text:p text:style-name="P8" loext:marker-style-name="T7"><text:span text:style-name="T8">Pensamento Computacional<text:tab/></text:span></text:p>
        </text:list-item>
      </text:list>
      <text:p text:style-name="P2"><text:s text:c="6"/>-<text:tab/><text:span text:style-name="T8">lingua portuguesa</text:span></text:p>
      <text:p text:style-name="P2" loext:marker-style-name="T5"><text:span text:style-name="T5">EXPERIÊNCIA PROFISSIONAL</text:span><text:span text:style-name="T5"/></text:p>
      <text:p text:style-name="P2">..</text:p>
      <text:p text:style-name="P2"/>
      <text:p text:style-name="P2" loext:marker-style-name="T5"><text:span text:style-name="T5">CURSOS | CERTIFICAÇÕES</text:span><text:span text:style-name="T5"/></text:p>
      <text:p text:style-name="P14"><text:span text:style-name="T8">Pensamento Computacional – Colégio Estadual Dom Pedro I</text:span></text:p>
      <text:p text:style-name="P14"><text:span text:style-name="T8">Ingles Paraná – Colégio Estadual Dom Pedro I (2023 - 2025)</text:span></text:p>
      <text:p text:style-name="P14"><text:soft-page-break/><text:span text:style-name="T8">Alura – Colégio Dom Pedro I (2023 - 2023)<text:tab/><text:tab/><text:tab/><text:tab/><text:tab/><text:tab/></text:span></text:p>
      <text:p text:style-name="P14"><text:span text:style-name="T5">IDIOMAS</text:span></text:p>
      <text:p text:style-name="P12">Ingles-Intermediário (2018 - 2023)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30T13:38:21.696000000</dc:date>
    <meta:editing-duration>PT35M42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25" meta:word-count="254" meta:character-count="1789" meta:non-whitespace-character-count="1543"/>
  </office:meta>
</office:document-meta>
</file>